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Output</text:p>
          </table:table-cell>
          <table:table-cell office:value-type="string">
            <text:p>VC</text:p>
          </table:table-cell>
          <table:table-cell table:style-name="Default" office:value-type="string">
            <text:p>AVC</text:p>
          </table:table-cell>
          <table:table-cell table:style-name="Default" office:value-type="string">
            <text:p>FC</text:p>
          </table:table-cell>
          <table:table-cell table:style-name="Default" office:value-type="string">
            <text:p>AFC</text:p>
          </table:table-cell>
          <table:table-cell table:style-name="Default" office:value-type="string">
            <text:p>TC</text:p>
          </table:table-cell>
          <table:table-cell office:value-type="string">
            <text:p>ATC</text:p>
          </table:table-cell>
          <table:table-cell office:value-type="string">
            <text:p>MC</text:p>
          </table:table-cell>
          <table:table-cell table:style-name="Default" office:value-type="string">
            <text:p>MR=D=AR=P</text:p>
          </table:table-cell>
          <table:table-cell>
            <draw:frame table:end-cell-address="Sheet1.Q21" table:end-x="0.0811in" table:end-y="0.152in" draw:z-index="0" draw:style-name="gr1" draw:text-style-name="P1" svg:width="6.2988in" svg:height="3.5429in" svg:x="0.0055in" svg:y="0.165in">
              <draw:object draw:notify-on-update-of-ranges="Sheet1.A1:Sheet1.A1 Sheet1.A2:Sheet1.A9 Sheet1.C1:Sheet1.C1 Sheet1.C2:Sheet1.C9 Sheet1.A1:Sheet1.A1 Sheet1.A2:Sheet1.A9 Sheet1.E1:Sheet1.E1 Sheet1.E2:Sheet1.E9 Sheet1.A1:Sheet1.A1 Sheet1.A2:Sheet1.A9 Sheet1.G1:Sheet1.G1 Sheet1.G2:Sheet1.G9 Sheet1.A1:Sheet1.A1 Sheet1.A2:Sheet1.A9 Sheet1.H1:Sheet1.H1 Sheet1.H2:Sheet1.H9 Sheet1.A1:Sheet1.A1 Sheet1.A2:Sheet1.A9 Sheet1.I1:Sheet1.I1 Sheet1.I2:Sheet1.I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MR</text:p>
          </table:table-cell>
          <table:table-cell table:style-name="ce1" office:value-type="currency" office:currency="USD" office:value="10">
            <text:p>$10.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office:value-type="currency" office:currency="USD" office:value="10">
            <text:p>$10.00</text:p>
          </table:table-cell>
          <table:table-cell table:style-name="Default"/>
          <table:table-cell table:formula="of:=[.B2]+[.D2]" office:value-type="currency" office:currency="USD" office:value="10">
            <text:p>$10.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3]/[.A3]" office:value-type="currency" office:currency="USD" office:value="8">
            <text:p>$8.00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3]/[.A3]" office:value-type="currency" office:currency="USD" office:value="10">
            <text:p>$10.00</text:p>
          </table:table-cell>
          <table:table-cell table:formula="of:=[.B3]+[.D3]" office:value-type="currency" office:currency="USD" office:value="18">
            <text:p>$18.00</text:p>
          </table:table-cell>
          <table:table-cell table:formula="of:=[.F3]/[.A3]" office:value-type="currency" office:currency="USD" office:value="18">
            <text:p>$18.00</text:p>
          </table:table-cell>
          <table:table-cell table:style-name="ce1" table:formula="of:=[.F3]-[.F2]" office:value-type="currency" office:currency="USD" office:value="8">
            <text:p>$8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B4]/[.A4]" office:value-type="currency" office:currency="USD" office:value="7.5">
            <text:p>$7.50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4]/[.A4]" office:value-type="currency" office:currency="USD" office:value="5">
            <text:p>$5.00</text:p>
          </table:table-cell>
          <table:table-cell table:formula="of:=[.B4]+[.D4]" office:value-type="currency" office:currency="USD" office:value="25">
            <text:p>$25.00</text:p>
          </table:table-cell>
          <table:table-cell table:formula="of:=[.F4]/[.A4]" office:value-type="currency" office:currency="USD" office:value="12.5">
            <text:p>$12.50</text:p>
          </table:table-cell>
          <table:table-cell table:style-name="ce1" table:formula="of:=[.F4]-[.F3]" office:value-type="currency" office:currency="USD" office:value="7">
            <text:p>$7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5]/[.A5]" office:value-type="currency" office:currency="USD" office:value="7.33333333333333">
            <text:p>$7.33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5]/[.A5]" office:value-type="currency" office:currency="USD" office:value="3.33333333333333">
            <text:p>$3.33</text:p>
          </table:table-cell>
          <table:table-cell table:formula="of:=[.B5]+[.D5]" office:value-type="currency" office:currency="USD" office:value="32">
            <text:p>$32.00</text:p>
          </table:table-cell>
          <table:table-cell table:formula="of:=[.F5]/[.A5]" office:value-type="currency" office:currency="USD" office:value="10.6666666666667">
            <text:p>$10.67</text:p>
          </table:table-cell>
          <table:table-cell table:style-name="ce1" table:formula="of:=[.F5]-[.F4]" office:value-type="currency" office:currency="USD" office:value="7">
            <text:p>$7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[.B6]/[.A6]" office:value-type="currency" office:currency="USD" office:value="7.75">
            <text:p>$7.75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6]/[.A6]" office:value-type="currency" office:currency="USD" office:value="2.5">
            <text:p>$2.50</text:p>
          </table:table-cell>
          <table:table-cell table:formula="of:=[.B6]+[.D6]" office:value-type="currency" office:currency="USD" office:value="41">
            <text:p>$41.00</text:p>
          </table:table-cell>
          <table:table-cell table:formula="of:=[.F6]/[.A6]" office:value-type="currency" office:currency="USD" office:value="10.25">
            <text:p>$10.25</text:p>
          </table:table-cell>
          <table:table-cell table:style-name="ce1" table:formula="of:=[.F6]-[.F5]" office:value-type="currency" office:currency="USD" office:value="9">
            <text:p>$9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formula="of:=[.B7]/[.A7]" office:value-type="currency" office:currency="USD" office:value="8.4">
            <text:p>$8.40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7]/[.A7]" office:value-type="currency" office:currency="USD" office:value="2">
            <text:p>$2.00</text:p>
          </table:table-cell>
          <table:table-cell table:formula="of:=[.B7]+[.D7]" office:value-type="currency" office:currency="USD" office:value="52">
            <text:p>$52.00</text:p>
          </table:table-cell>
          <table:table-cell table:formula="of:=[.F7]/[.A7]" office:value-type="currency" office:currency="USD" office:value="10.4">
            <text:p>$10.40</text:p>
          </table:table-cell>
          <table:table-cell table:style-name="ce1" table:formula="of:=[.F7]-[.F6]" office:value-type="currency" office:currency="USD" office:value="11">
            <text:p>$11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formula="of:=[.B8]/[.A8]" office:value-type="currency" office:currency="USD" office:value="9.16666666666667">
            <text:p>$9.17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8]/[.A8]" office:value-type="currency" office:currency="USD" office:value="1.66666666666667">
            <text:p>$1.67</text:p>
          </table:table-cell>
          <table:table-cell table:formula="of:=[.B8]+[.D8]" office:value-type="currency" office:currency="USD" office:value="65">
            <text:p>$65.00</text:p>
          </table:table-cell>
          <table:table-cell table:formula="of:=[.F8]/[.A8]" office:value-type="currency" office:currency="USD" office:value="10.8333333333333">
            <text:p>$10.83</text:p>
          </table:table-cell>
          <table:table-cell table:style-name="ce1" table:formula="of:=[.F8]-[.F7]" office:value-type="currency" office:currency="USD" office:value="13">
            <text:p>$13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table:formula="of:=[.B9]/[.A9]" office:value-type="currency" office:currency="USD" office:value="10.2857142857143">
            <text:p>$10.29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9]/[.A9]" office:value-type="currency" office:currency="USD" office:value="1.42857142857143">
            <text:p>$1.43</text:p>
          </table:table-cell>
          <table:table-cell table:formula="of:=[.B9]+[.D9]" office:value-type="currency" office:currency="USD" office:value="82">
            <text:p>$82.00</text:p>
          </table:table-cell>
          <table:table-cell table:formula="of:=[.F9]/[.A9]" office:value-type="currency" office:currency="USD" office:value="11.7142857142857">
            <text:p>$11.71</text:p>
          </table:table-cell>
          <table:table-cell table:style-name="ce1" table:formula="of:=[.F9]-[.F8]" office:value-type="currency" office:currency="USD" office:value="17">
            <text:p>$17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>
            <text:p>Output</text:p>
          </table:table-cell>
          <table:table-cell office:value-type="string">
            <text:p>VC</text:p>
          </table:table-cell>
          <table:table-cell table:style-name="Default" office:value-type="string">
            <text:p>AVC</text:p>
          </table:table-cell>
          <table:table-cell table:style-name="Default" office:value-type="string">
            <text:p>FC</text:p>
          </table:table-cell>
          <table:table-cell table:style-name="Default" office:value-type="string">
            <text:p>AFC</text:p>
          </table:table-cell>
          <table:table-cell table:style-name="Default" office:value-type="string">
            <text:p>TC</text:p>
          </table:table-cell>
          <table:table-cell office:value-type="string">
            <text:p>ATC</text:p>
          </table:table-cell>
          <table:table-cell office:value-type="string">
            <text:p>MC</text:p>
          </table:table-cell>
          <table:table-cell table:style-name="Default" office:value-type="string">
            <text:p>MR=D=AR=P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office:value-type="currency" office:currency="USD" office:value="10">
            <text:p>$10.00</text:p>
          </table:table-cell>
          <table:table-cell table:style-name="Default"/>
          <table:table-cell table:formula="of:=[.B23]+[.D23]" office:value-type="currency" office:currency="USD" office:value="10">
            <text:p>$10.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10">
            <text:p>10</text:p>
          </table:table-cell>
          <table:table-cell table:formula="of:=[.B24]/[.A24]" office:value-type="currency" office:currency="USD" office:value="10">
            <text:p>$10.00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24]/[.A24]" office:value-type="currency" office:currency="USD" office:value="10">
            <text:p>$10.00</text:p>
          </table:table-cell>
          <table:table-cell table:formula="of:=[.B24]+[.D24]" office:value-type="currency" office:currency="USD" office:value="20">
            <text:p>$20.00</text:p>
          </table:table-cell>
          <table:table-cell table:formula="of:=[.F24]/[.A24]" office:value-type="currency" office:currency="USD" office:value="20">
            <text:p>$20.00</text:p>
          </table:table-cell>
          <table:table-cell table:style-name="ce1" table:formula="of:=[.F24]-[.F23]" office:value-type="currency" office:currency="USD" office:value="10">
            <text:p>$10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4]+2*2" office:value-type="float" office:value="19">
            <text:p>19</text:p>
          </table:table-cell>
          <table:table-cell table:formula="of:=[.B25]/[.A25]" office:value-type="currency" office:currency="USD" office:value="9.5">
            <text:p>$9.50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25]/[.A25]" office:value-type="currency" office:currency="USD" office:value="5">
            <text:p>$5.00</text:p>
          </table:table-cell>
          <table:table-cell table:formula="of:=[.B25]+[.D25]" office:value-type="currency" office:currency="USD" office:value="29">
            <text:p>$29.00</text:p>
          </table:table-cell>
          <table:table-cell table:formula="of:=[.F25]/[.A25]" office:value-type="currency" office:currency="USD" office:value="14.5">
            <text:p>$14.50</text:p>
          </table:table-cell>
          <table:table-cell table:style-name="ce1" table:formula="of:=[.F25]-[.F24]" office:value-type="currency" office:currency="USD" office:value="9">
            <text:p>$9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5]+2*3" office:value-type="float" office:value="28">
            <text:p>28</text:p>
          </table:table-cell>
          <table:table-cell table:formula="of:=[.B26]/[.A26]" office:value-type="currency" office:currency="USD" office:value="9.33333333333333">
            <text:p>$9.33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26]/[.A26]" office:value-type="currency" office:currency="USD" office:value="3.33333333333333">
            <text:p>$3.33</text:p>
          </table:table-cell>
          <table:table-cell table:formula="of:=[.B26]+[.D26]" office:value-type="currency" office:currency="USD" office:value="38">
            <text:p>$38.00</text:p>
          </table:table-cell>
          <table:table-cell table:formula="of:=[.F26]/[.A26]" office:value-type="currency" office:currency="USD" office:value="12.6666666666667">
            <text:p>$12.67</text:p>
          </table:table-cell>
          <table:table-cell table:style-name="ce1" table:formula="of:=[.F26]-[.F25]" office:value-type="currency" office:currency="USD" office:value="9">
            <text:p>$9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6]+2*4" office:value-type="float" office:value="39">
            <text:p>39</text:p>
          </table:table-cell>
          <table:table-cell table:formula="of:=[.B27]/[.A27]" office:value-type="currency" office:currency="USD" office:value="9.75">
            <text:p>$9.75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27]/[.A27]" office:value-type="currency" office:currency="USD" office:value="2.5">
            <text:p>$2.50</text:p>
          </table:table-cell>
          <table:table-cell table:formula="of:=[.B27]+[.D27]" office:value-type="currency" office:currency="USD" office:value="49">
            <text:p>$49.00</text:p>
          </table:table-cell>
          <table:table-cell table:formula="of:=[.F27]/[.A27]" office:value-type="currency" office:currency="USD" office:value="12.25">
            <text:p>$12.25</text:p>
          </table:table-cell>
          <table:table-cell table:style-name="ce1" table:formula="of:=[.F27]-[.F26]" office:value-type="currency" office:currency="USD" office:value="11">
            <text:p>$11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7]+2*5" office:value-type="float" office:value="52">
            <text:p>52</text:p>
          </table:table-cell>
          <table:table-cell table:formula="of:=[.B28]/[.A28]" office:value-type="currency" office:currency="USD" office:value="10.4">
            <text:p>$10.40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28]/[.A28]" office:value-type="currency" office:currency="USD" office:value="2">
            <text:p>$2.00</text:p>
          </table:table-cell>
          <table:table-cell table:formula="of:=[.B28]+[.D28]" office:value-type="currency" office:currency="USD" office:value="62">
            <text:p>$62.00</text:p>
          </table:table-cell>
          <table:table-cell table:formula="of:=[.F28]/[.A28]" office:value-type="currency" office:currency="USD" office:value="12.4">
            <text:p>$12.40</text:p>
          </table:table-cell>
          <table:table-cell table:style-name="ce1" table:formula="of:=[.F28]-[.F27]" office:value-type="currency" office:currency="USD" office:value="13">
            <text:p>$13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8]+2*6" office:value-type="float" office:value="67">
            <text:p>67</text:p>
          </table:table-cell>
          <table:table-cell table:formula="of:=[.B29]/[.A29]" office:value-type="currency" office:currency="USD" office:value="11.1666666666667">
            <text:p>$11.17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29]/[.A29]" office:value-type="currency" office:currency="USD" office:value="1.66666666666667">
            <text:p>$1.67</text:p>
          </table:table-cell>
          <table:table-cell table:formula="of:=[.B29]+[.D29]" office:value-type="currency" office:currency="USD" office:value="77">
            <text:p>$77.00</text:p>
          </table:table-cell>
          <table:table-cell table:formula="of:=[.F29]/[.A29]" office:value-type="currency" office:currency="USD" office:value="12.8333333333333">
            <text:p>$12.83</text:p>
          </table:table-cell>
          <table:table-cell table:style-name="ce1" table:formula="of:=[.F29]-[.F28]" office:value-type="currency" office:currency="USD" office:value="15">
            <text:p>$15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9]+2*7" office:value-type="float" office:value="86">
            <text:p>86</text:p>
          </table:table-cell>
          <table:table-cell table:formula="of:=[.B30]/[.A30]" office:value-type="currency" office:currency="USD" office:value="12.2857142857143">
            <text:p>$12.29</text:p>
          </table:table-cell>
          <table:table-cell table:formula="of:=[.$D$2]" office:value-type="currency" office:currency="USD" office:value="10">
            <text:p>$10.00</text:p>
          </table:table-cell>
          <table:table-cell table:formula="of:=[.D30]/[.A30]" office:value-type="currency" office:currency="USD" office:value="1.42857142857143">
            <text:p>$1.43</text:p>
          </table:table-cell>
          <table:table-cell table:formula="of:=[.B30]+[.D30]" office:value-type="currency" office:currency="USD" office:value="96">
            <text:p>$96.00</text:p>
          </table:table-cell>
          <table:table-cell table:formula="of:=[.F30]/[.A30]" office:value-type="currency" office:currency="USD" office:value="13.7142857142857">
            <text:p>$13.71</text:p>
          </table:table-cell>
          <table:table-cell table:style-name="ce1" table:formula="of:=[.F30]-[.F29]" office:value-type="currency" office:currency="USD" office:value="19">
            <text:p>$19.00</text:p>
          </table:table-cell>
          <table:table-cell table:formula="of:=[.$L$1]" office:value-type="currency" office:currency="USD" office:value="10">
            <text:p>$10.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10/06/2019</text:date>, <text:time>04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50:22.30</meta:creation-date>
    <meta:editing-duration>PT2M47S</meta:editing-duration>
    <meta:editing-cycles>2</meta:editing-cycles>
    <meta:generator>OpenOffice/4.1.1$Win32 OpenOffice.org_project/411m6$Build-9775</meta:generator>
    <meta:initial-creator>Daniel </meta:initial-creator>
    <dc:date>2019-10-06T04:22:52.21</dc:date>
    <dc:creator>Daniel </dc:creator>
    <meta:document-statistic meta:table-count="3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04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04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3.14cm" style:legend-expansion="high" chart:style-name="ch2"/>
        <chart:plot-area chart:style-name="ch3" table:cell-range-address="Sheet1.A1:Sheet1.A9 Sheet1.C1:Sheet1.C9 Sheet1.E1:Sheet1.E9 Sheet1.G1:Sheet1.I9" chart:data-source-has-labels="row" svg:x="0.77cm" svg:y="0.855cm" svg:width="11.129cm" svg:height="7.545cm">
          <chartooo:coordinate-region svg:x="2.053cm" svg:y="1.067cm" svg:width="9.752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scatter">
            <chart:domain table:cell-range-address="Sheet1.A2:Sheet1.A9"/>
            <chart:data-point chart:repeated="8"/>
          </chart:series>
          <chart:series chart:style-name="ch8" chart:values-cell-range-address="Sheet1.E2:Sheet1.E9" chart:label-cell-address="Sheet1.E1:Sheet1.E1" chart:class="chart:scatter">
            <chart:data-point chart:repeated="8"/>
          </chart:series>
          <chart:series chart:style-name="ch9" chart:values-cell-range-address="Sheet1.G2:Sheet1.G9" chart:label-cell-address="Sheet1.G1:Sheet1.G1" chart:class="chart:scatter">
            <chart:data-point chart:repeated="8"/>
          </chart:series>
          <chart:series chart:style-name="ch10" chart:values-cell-range-address="Sheet1.H2:Sheet1.H9" chart:label-cell-address="Sheet1.H1:Sheet1.H1" chart:class="chart:scatter">
            <chart:data-point chart:repeated="8"/>
          </chart:series>
          <chart:series chart:style-name="ch11" chart:values-cell-range-address="Sheet1.I2:Sheet1.I9" chart:label-cell-address="Sheet1.I1:Sheet1.I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C</text:p>
                <draw:g>
                  <svg:desc>Sheet1.C1:Sheet1.C1</svg:desc>
                </draw:g>
              </table:table-cell>
              <table:table-cell office:value-type="string">
                <text:p>AFC</text:p>
                <draw:g>
                  <svg:desc>Sheet1.E1:Sheet1.E1</svg:desc>
                </draw:g>
              </table:table-cell>
              <table:table-cell office:value-type="string">
                <text:p>ATC</text:p>
                <draw:g>
                  <svg:desc>Sheet1.G1:Sheet1.G1</svg:desc>
                </draw:g>
              </table:table-cell>
              <table:table-cell office:value-type="string">
                <text:p>MC</text:p>
                <draw:g>
                  <svg:desc>Sheet1.H1:Sheet1.H1</svg:desc>
                </draw:g>
              </table:table-cell>
              <table:table-cell office:value-type="string">
                <text:p>MR=D=AR=P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C2:Sheet1.C9</svg:desc>
                </draw:g>
              </table:table-cell>
              <table:table-cell office:value-type="float" office:value="NaN">
                <text:p>NaN</text:p>
                <draw:g>
                  <svg:desc>Sheet1.E2:Sheet1.E9</svg:desc>
                </draw:g>
              </table:table-cell>
              <table:table-cell office:value-type="float" office:value="NaN">
                <text:p>NaN</text:p>
                <draw:g>
                  <svg:desc>Sheet1.G2:Sheet1.G9</svg:desc>
                </draw:g>
              </table:table-cell>
              <table:table-cell office:value-type="float" office:value="NaN">
                <text:p>NaN</text:p>
                <draw:g>
                  <svg:desc>Sheet1.H2:Sheet1.H9</svg:desc>
                </draw:g>
              </table:table-cell>
              <table:table-cell office:value-type="float" office:value="NaN">
                <text:p>NaN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75">
                <text:p>7.75</text:p>
              </table:table-cell>
              <table:table-cell office:value-type="float" office:value="2.5">
                <text:p>2.5</text:p>
              </table:table-cell>
              <table:table-cell office:value-type="float" office:value="10.25">
                <text:p>10.2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4">
                <text:p>8.4</text:p>
              </table:table-cell>
              <table:table-cell office:value-type="float" office:value="2">
                <text:p>2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.2857142857143">
                <text:p>10.2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1.7142857142857">
                <text:p>11.714285714285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